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Heading3" style:family="paragraph">
      <style:text-properties fo:font-size="12pt" style:font-size-asian="12pt" style:font-size-complex="12pt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Heading3" style:family="paragraph">
      <style:text-properties fo:font-size="12pt" style:font-size-asian="12pt" style:font-size-complex="12pt"/>
    </style:style>
    <style:style style:name="P6" style:parent-style-name="Heading3" style:family="paragraph">
      <style:text-properties fo:font-size="12pt" style:font-size-asian="12pt" style:font-size-complex="12pt"/>
    </style:style>
    <style:style style:name="P7" style:parent-style-name="Heading3" style:family="paragraph">
      <style:text-properties fo:font-size="12pt" style:font-size-asian="12pt" style:font-size-complex="12pt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Heading3" style:family="paragraph">
      <style:text-properties fo:font-size="12pt" style:font-size-asian="12pt" style:font-size-complex="12pt"/>
    </style:style>
    <style:style style:name="P11" style:parent-style-name="Heading3" style:family="paragraph">
      <style:text-properties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complex="Times New Roman" fo:font-weight="normal" style:font-weight-asian="normal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complex="Times New Roman" fo:font-weight="normal" style:font-weight-asian="normal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weight="normal" style:font-weight-asian="normal" fo:font-size="12pt" style:font-size-asian="12pt" style:font-size-complex="12pt"/>
    </style:style>
    <style:style style:name="P19" style:parent-style-name="Heading3" style:family="paragraph">
      <style:text-properties fo:font-size="12pt" style:font-size-asian="12pt" style:font-size-complex="12pt"/>
    </style:style>
    <style:style style:name="P20" style:parent-style-name="Textbody" style:family="paragraph">
      <style:text-properties style:font-name="Arial" style:font-name-complex="Arial" fo:font-weight="bold" style:font-weight-asian="bold"/>
    </style:style>
    <style:style style:name="P21" style:parent-style-name="Textbody" style:family="paragraph">
      <style:text-properties style:font-name-complex="Times New Roman"/>
    </style:style>
    <style:style style:name="P22" style:parent-style-name="Textbody" style:family="paragraph">
      <style:text-properties style:font-name-complex="Times New Roman"/>
    </style:style>
    <style:style style:name="P23" style:parent-style-name="Textbody" style:family="paragraph">
      <style:text-properties style:font-name="Arial" style:font-name-complex="Arial" fo:font-weight="bold" style:font-weight-asian="bold"/>
    </style:style>
    <style:style style:name="P24" style:parent-style-name="Textbody" style:family="paragraph">
      <style:text-properties style:font-name-complex="Times New Roman"/>
    </style:style>
    <style:style style:name="P25" style:parent-style-name="Textbody" style:family="paragraph">
      <style:text-properties style:font-name="Arial" style:font-name-complex="Arial" fo:font-weight="bold" style:font-weight-asian="bold"/>
    </style:style>
    <style:style style:name="P26" style:parent-style-name="Textbody" style:family="paragraph">
      <style:text-properties style:font-name="Arial" style:font-name-complex="Arial" fo:font-weight="bold" style:font-weight-asian="bold"/>
    </style:style>
    <style:style style:name="P27" style:parent-style-name="Textbody" style:family="paragraph">
      <style:text-properties style:font-name-complex="Times New Roman"/>
    </style:style>
    <style:style style:name="P28" style:parent-style-name="Textbody" style:family="paragraph">
      <style:text-properties style:font-name-complex="Times New Roman"/>
    </style:style>
    <style:style style:name="P29" style:parent-style-name="Textbody" style:family="paragraph">
      <style:text-properties style:font-name-complex="Times New Roman"/>
    </style:style>
    <style:style style:name="P30" style:parent-style-name="Textbody" style:family="paragraph">
      <style:text-properties style:font-name="Arial" style:font-name-complex="Arial" fo:font-weight="bold" style:font-weight-asian="bold"/>
    </style:style>
    <style:style style:name="P31" style:parent-style-name="Textbody" style:family="paragraph">
      <style:text-properties style:font-name-complex="Times New Roman"/>
    </style:style>
    <style:style style:name="P32" style:parent-style-name="Textbody" style:family="paragraph">
      <style:text-properties style:font-name-complex="Times New Roman"/>
    </style:style>
    <style:style style:name="P33" style:parent-style-name="Textbody" style:family="paragraph">
      <style:text-properties style:font-name="Arial" style:font-name-complex="Arial" fo:font-weight="bold" style:font-weight-asian="bold"/>
    </style:style>
    <style:style style:name="P34" style:parent-style-name="Textbody" style:family="paragraph">
      <style:text-properties style:font-name-complex="Times New Roman"/>
    </style:style>
    <style:style style:name="P35" style:parent-style-name="Heading3" style:family="paragraph">
      <style:text-properties fo:font-size="12pt" style:font-size-asian="12pt" style:font-size-complex="12pt"/>
    </style:style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Heading3" style:family="paragraph">
      <style:text-properties fo:font-size="12pt" style:font-size-asian="12pt" style:font-size-complex="12pt"/>
    </style:style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Scenarios</text:h>
      <text:h text:style-name="Heading2" text:outline-level="2">CASUAL<text:s/>scenarios</text:h>
      <text:h text:style-name="P2" text:outline-level="3">AF<text:s/>1.2: Ändra nuvarande båtplats</text:h>
      <text:p text:style-name="Textbody"><text:span text:style-name="T3">Primär aktör:</text:span><text:span text:style-name="T4"><text:s/></text:span>Medlem</text:p>
      <text:p text:style-name="Textbody">1.Medlemmen vill byta båtplats.</text:p>
      <text:p text:style-name="Textbody">2. Systemet frågar<text:s/>medlemmen efter båtens registreringsnummer.</text:p>
      <text:p text:style-name="Textbody">3. Systemet<text:s/>skickar<text:s/>det till<text:s/>nationella båtregistret och får tillbaka information om båten.</text:p>
      <text:p text:style-name="Textbody">4. Systemet tar fram<text:s/>en lista med båtplatser som passar<text:s/>till båten och skickar den till användaren.</text:p>
      <text:p text:style-name="Textbody">5. Användaren väljer en ny båtplats.</text:p>
      <text:p text:style-name="Textbody">6. Systemet<text:s/>lägger till<text:s/>den nya båtplatsen i registret.</text:p>
      <text:h text:style-name="P5" text:outline-level="3"/>
      <text:h text:style-name="P6" text:outline-level="3">AF<text:s/>2.1: Se medlemmar med obetalda avgifter</text:h>
      <text:p text:style-name="Textbody">Kassören efterfrågar en lista med medlemmar som ligger efter i sina betalningar. Systemet returnerar listan med medlemmarna och hur mycket de är skyldiga.</text:p>
      <text:p text:style-name="Textbody"/>
      <text:h text:style-name="P7" text:outline-level="3">AF 2.2: Skicka faktura</text:h>
      <text:p text:style-name="Textbody"><text:span text:style-name="T8">Primär aktör:</text:span><text:span text:style-name="T9"><text:s/></text:span>Kassör</text:p>
      <text:p text:style-name="Textbody">1. Kassören vill skapa en faktura till en<text:s/>specifik<text:s/>medlem.</text:p>
      <text:p text:style-name="Textbody">2. Systemet skapar en faktura efter en mall, och visar den för kassören.</text:p>
      <text:p text:style-name="Textbody">3. Kassören godkänner och skriver ut fakturan för att kunna skicka iväg den.</text:p>
      <text:h text:style-name="P10" text:outline-level="3"/>
      <text:h text:style-name="P11" text:outline-level="3">AF<text:s/>3.1: Ge support åt medlemmar</text:h>
      <text:h text:style-name="Heading3" text:outline-level="3"><text:span text:style-name="T12">Primär aktör</text:span><text:span text:style-name="T13">:<text:s/></text:span><text:span text:style-name="T14">Sekreterare</text:span><text:span text:style-name="T15"><text:line-break/></text:span><text:span text:style-name="T16">Sekundär aktör</text:span><text:span text:style-name="T17">:</text:span><text:span text:style-name="T18"><text:s/>Medlem</text:span></text:h>
      <text:p text:style-name="Textbody">1. Sekreteraren ska prata med en medlem och ber om medlemsnumret.</text:p>
      <text:p text:style-name="Textbody">2. Medlemmen ger numret till sekreteraren<text:s/>som skickar det till systemet.</text:p>
      <text:p text:style-name="Textbody">3. Systemet skickar tillbaka alla uppgifter om<text:s/>medlemmen och ger sekreteraren tillåtelse att ändra vissa av dem.</text:p>
      <text:p text:style-name="Textbody"><text:s/></text:p>
      <text:h text:style-name="P19" text:outline-level="3">AF<text:s/>3.2:<text:s/>Hitta medlem och båt i register</text:h>
      <text:p text:style-name="Textbody">Sekreteraren vill ha information om en specifik medlem och dess båt. Sekreteraren skriver in ett namn och systemet returnerar information om medlemmen och båten.</text:p>
      <text:p text:style-name="Textbody"/>
      <text:soft-page-break/>
      <text:h text:style-name="Heading2" text:outline-level="2">AF 1.1:<text:s/>Boka<text:s/>båtplats</text:h>
      <text:p text:style-name="P20">Primär aktör</text:p>
      <text:p text:style-name="P21">Medlem</text:p>
      <text:p text:style-name="P22"/>
      <text:p text:style-name="P23">Sekundär aktörer</text:p>
      <text:p text:style-name="P24">Nationella båtregistret:<text:s/>Ger systemet information om<text:s/>båtar.</text:p>
      <text:p text:style-name="P25"/>
      <text:p text:style-name="P26">Offstage aktörer</text:p>
      <text:p text:style-name="P27">Medlemsansvarig:<text:s/>Bestämmer vad som<text:s/>behöver sparas i registret.</text:p>
      <text:p text:style-name="P28">Räddningstjänsten: Regler för vilken båtplats som användaren kan få använda.</text:p>
      <text:p text:style-name="P29"/>
      <text:p text:style-name="P30">Förkrav</text:p>
      <text:p text:style-name="P31">Medlemmen måste vara inloggad<text:s/>i sytemet<text:s/>(F1).</text:p>
      <text:p text:style-name="P32"/>
      <text:p text:style-name="P33">Efterkrav</text:p>
      <text:p text:style-name="P34">Kunden har fått en båtplats.</text:p>
      <text:h text:style-name="P35" text:outline-level="3">Huvudscenario</text:h>
      <text:list text:style-name="LFO1" text:continue-numbering="true">
        <text:list-item>
          <text:p text:style-name="P36">Startar när medlemmen vill boka båtplats.</text:p>
        </text:list-item>
        <text:list-item>
          <text:p text:style-name="P37">Systemet frågar medlemmen efter båtens registreringsnummer.</text:p>
        </text:list-item>
        <text:list-item>
          <text:p text:style-name="P38">Medlemmen skriver in registreringsnumret och skickar det till systemet.</text:p>
        </text:list-item>
        <text:list-item>
          <text:p text:style-name="P39">Systemet skickar registreringsnumret till nationella båtregistret och frågar efter uppgifter om båten.</text:p>
        </text:list-item>
        <text:list-item>
          <text:p text:style-name="P40">Nationella båtregistret returnerar detaljerad information om båten.</text:p>
        </text:list-item>
        <text:list-item>
          <text:p text:style-name="P41">Systemet jämför båten med båtplatserna i databasen och skickar en lista med möjliga och lediga båtplatser till användaren.</text:p>
        </text:list-item>
        <text:list-item>
          <text:p text:style-name="P42">Användaren väljer en båtplats som verkar bra.</text:p>
        </text:list-item>
        <text:list-item>
          <text:p text:style-name="P43">Systemet ber om en bekräftelse, och kontrollerar så att användaren har läst igenom alla regler för att hyra platsen.</text:p>
        </text:list-item>
        <text:list-item>
          <text:p text:style-name="P44">Användaren bekräftar och accepterar.</text:p>
        </text:list-item>
        <text:list-item>
          <text:p text:style-name="P45">Systemet registrerar att båtplatsen nu är bokad av medlemmen med båten och<text:s/>meddelar användaren om detta.</text:p>
        </text:list-item>
      </text:list>
      <text:p text:style-name="Textbody"/>
      <text:h text:style-name="P46" text:outline-level="3">Alternativ i scenariot</text:h>
      <text:p text:style-name="Textbody">5A: Båten med angett registreringsnummer hittas inte.</text:p>
      <text:list text:style-name="LFO2" text:continue-numbering="true">
        <text:list-item>
          <text:p text:style-name="P47">Nationella båtförbundet skickar ett felmeddelande och informerar systemet om att båten inte fanns med.</text:p>
        </text:list-item>
        <text:list-item>
          <text:p text:style-name="P48">Systemet förklarar problemet för medlemmen och ber återigen om registreringsnumret.</text:p>
        </text:list-item>
        <text:list-item>
          <text:p text:style-name="P49">Medlemmen får chansen att upprepa steg 3 i huvudscenariot eller att avbryta.</text:p>
        </text:list-item>
      </text:list>
      <text:p text:style-name="Textbody"/>
      <text:p text:style-name="Textbody">7A: Systemet hittar ingen lämplig båtplats.</text:p>
      <text:list text:style-name="LFO3" text:continue-numbering="true">
        <text:list-item>
          <text:p text:style-name="P50">Systemet meddelar användaren om problemet.</text:p>
        </text:list-item>
        <text:list-item>
          <text:p text:style-name="P51">Användaren får välja mellan att avbryta eller be om<text:s/>hjälp.</text:p>
        </text:list-item>
        <text:list-item>
          <text:p text:style-name="P52">Om användaren vill ha hjälp så får han/hon uppgifter om olika sätt att nå sekreteraren.</text:p>
        </text:list-item>
      </text:list>
      <text:p text:style-name="Textbody"/>
      <text:p text:style-name="Textbody">7B: Användaren vill inte ha någon av de lediga platserna.</text:p>
      <text:list text:style-name="LFO4" text:continue-numbering="true">
        <text:list-item>
          <text:p text:style-name="P53">Användaren meddelar systemet om att ingen av platserna passar.</text:p>
        </text:list-item>
        <text:list-item>
          <text:p text:style-name="P54">Systemet visar olika sätt att nå sekreteraren på för att få eventuell ytterligare hjälp.</text:p>
        </text:list-item>
      </text:list>
      <text:h text:style-name="Heading2" text:outline-level="2">Länkar</text:h>
      <text:p text:style-name="Textbody"><text:a xlink:href="file:///C:/Users/hg222aa/Downloads/Uppgift-234-master/Kravspecifikation.odt" office:target-frame-name="_top" xlink:show="replace"><text:span text:style-name="T55">Kravspecifikation</text:span></text:a></text:p>
      <text:p text:style-name="Textbody"><text:a xlink:href="file:///C:/Users/hg222aa/Downloads/Uppgift-234-master/Vision.odt" office:target-frame-name="_top" xlink:show="replace"><text:span text:style-name="T56">Visionen</text:span></text:a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5LVL1" style:family="text">
      <style:text-properties fo:font-weight="normal" style:font-weight-asian="norma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Henrik Gabrielsson</meta:initial-creator>
    <dc:creator>hg222aa</dc:creator>
    <meta:creation-date>2013-12-09T14:59:00Z</meta:creation-date>
    <dc:date>2013-12-12T14:33:00Z</dc:date>
    <meta:template xlink:href="Normal.dotm" xlink:type="simple"/>
    <meta:editing-cycles>75</meta:editing-cycles>
    <meta:editing-duration>PT13260S</meta:editing-duration>
    <meta:document-statistic meta:page-count="3" meta:paragraph-count="7" meta:word-count="571" meta:character-count="3594" meta:row-count="25" meta:non-whitespace-character-count="3030"/>
  </office:meta>
</office:document-meta>
</file>